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E00000381D30C680776170E3D.png" manifest:media-type="image/png"/>
  <manifest:file-entry manifest:full-path="Pictures/100000010000042E00000381754522AA3B80D224.png" manifest:media-type="image/png"/>
  <manifest:file-entry manifest:full-path="Pictures/100000010000042E00000381A2DB95C8A5B518C7.png" manifest:media-type="image/png"/>
  <manifest:file-entry manifest:full-path="Pictures/10000001000003790000034681357B9E26C4AAF0.png" manifest:media-type="image/png"/>
  <manifest:file-entry manifest:full-path="Pictures/100000010000037900000346E838CA65C7C8A54A.png" manifest:media-type="image/png"/>
  <manifest:file-entry manifest:full-path="Pictures/1000000100000409000002BF098A952FB151AA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e4a7"/>
    </style:style>
    <style:style style:name="P2" style:family="paragraph" style:parent-style-name="Standard">
      <style:text-properties officeooo:paragraph-rsid="001ee4a7"/>
    </style:style>
    <style:style style:name="P3" style:family="paragraph" style:parent-style-name="Standard">
      <style:text-properties officeooo:paragraph-rsid="0022546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图像1" text:anchor-type="char" svg:width="17cm" svg:height="11.569cm" draw:z-index="0"><draw:image xlink:href="Pictures/1000000100000409000002BF098A952FB151AA2A.png" xlink:type="simple" xlink:show="embed" xlink:actuate="onLoad" draw:mime-type="image/png"/></draw:frame></text:p>
      <text:p text:style-name="P1"/>
      <text:p text:style-name="P1"><draw:frame draw:style-name="fr1" draw:name="图像2" text:anchor-type="char" svg:width="17cm" svg:height="16.025cm" draw:z-index="1"><draw:image xlink:href="Pictures/100000010000037900000346E838CA65C7C8A54A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图像3" text:anchor-type="char" svg:width="17cm" svg:height="16.025cm" draw:z-index="2"><draw:image xlink:href="Pictures/10000001000003790000034681357B9E26C4AAF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<draw:frame draw:style-name="fr1" draw:name="图像4" text:anchor-type="char" svg:width="17cm" svg:height="14.25cm" draw:z-index="3"><draw:image xlink:href="Pictures/100000010000042E00000381A2DB95C8A5B518C7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图像5" text:anchor-type="char" svg:width="17cm" svg:height="14.25cm" draw:z-index="4"><draw:image xlink:href="Pictures/100000010000042E00000381754522AA3B80D224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><draw:frame draw:style-name="fr1" draw:name="图像6" text:anchor-type="char" svg:width="17cm" svg:height="14.25cm" draw:z-index="5"><draw:image xlink:href="Pictures/100000010000042E00000381D30C680776170E3D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23:21:50.675051533</meta:creation-date>
    <dc:date>2024-10-28T19:29:25.932851127</dc:date>
    <meta:editing-duration>PT28M25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7" meta:paragraph-count="0" meta:word-count="0" meta:character-count="0" meta:non-whitespace-character-count="0"/>
  </office:meta>
</office:document-meta>
</file>